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35.4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d32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d320"/>
    </style:style>
    <style:style style:name="ce4" style:family="table-cell" style:parent-style-name="Default">
      <style:table-cell-properties fo:background-color="#579d1c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579d1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nput values</text:p>
          </table:table-cell>
          <table:table-cell table:style-name="ce3" table:number-columns-repeated="2"/>
          <table:table-cell/>
          <table:table-cell table:style-name="ce1" office:value-type="string" calcext:value-type="string">
            <text:p>x/stddev</text:p>
          </table:table-cell>
          <table:table-cell table:number-columns-repeated="3"/>
          <table:table-cell table:style-name="ce1" office:value-type="string" calcext:value-type="string">
            <text:p>abs(x^2)</text:p>
          </table:table-cell>
          <table:table-cell table:number-columns-repeated="3"/>
          <table:table-cell table:style-name="ce1" office:value-type="string" calcext:value-type="string">
            <text:p>abs(x)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-1" calcext:value-type="float">
            <text:p>-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0.0936" calcext:value-type="float">
            <text:p>0.0936</text:p>
          </table:table-cell>
          <table:table-cell/>
          <table:table-cell table:formula="of:=[.B4]/[.B$11]" office:value-type="float" office:value="-1.01709525543122" calcext:value-type="float">
            <text:p>-1.0170952554</text:p>
          </table:table-cell>
          <table:table-cell table:formula="of:=[.C4]/[.C$11]" office:value-type="float" office:value="2.4401062109306" calcext:value-type="float">
            <text:p>2.4401062109</text:p>
          </table:table-cell>
          <table:table-cell table:formula="of:=[.D4]/[.D$11]" office:value-type="float" office:value="34.7057987673443" calcext:value-type="float">
            <text:p>34.7057987673</text:p>
          </table:table-cell>
          <table:table-cell/>
          <table:table-cell table:formula="of:=ABS([.B4])^2" office:value-type="float" office:value="1" calcext:value-type="float">
            <text:p>1</text:p>
          </table:table-cell>
          <table:table-cell table:formula="of:=ABS([.C4])^2" office:value-type="float" office:value="64516" calcext:value-type="float">
            <text:p>64516</text:p>
          </table:table-cell>
          <table:table-cell table:formula="of:=ABS([.D4])^2" office:value-type="float" office:value="0.00876096" calcext:value-type="float">
            <text:p>0.00876096</text:p>
          </table:table-cell>
          <table:table-cell/>
          <table:table-cell table:formula="of:=ABS([.B4])" office:value-type="float" office:value="1" calcext:value-type="float">
            <text:p>1</text:p>
          </table:table-cell>
          <table:table-cell table:formula="of:=ABS([.C4])" office:value-type="float" office:value="254" calcext:value-type="float">
            <text:p>254</text:p>
          </table:table-cell>
          <table:table-cell table:formula="of:=ABS([.D4])" office:value-type="float" office:value="0.0936" calcext:value-type="float">
            <text:p>0.0936</text:p>
          </table:table-cell>
        </table:table-row>
        <table:table-row table:style-name="ro2"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93804" calcext:value-type="float">
            <text:p>0.093804</text:p>
          </table:table-cell>
          <table:table-cell/>
          <table:table-cell table:formula="of:=[.B5]/[.B$11]" office:value-type="float" office:value="0" calcext:value-type="float">
            <text:p>0</text:p>
          </table:table-cell>
          <table:table-cell table:formula="of:=[.C5]/[.C$11]" office:value-type="float" office:value="0" calcext:value-type="float">
            <text:p>0</text:p>
          </table:table-cell>
          <table:table-cell table:formula="of:=[.D5]/[.D$11]" office:value-type="float" office:value="34.7814396108116" calcext:value-type="float">
            <text:p>34.7814396108</text:p>
          </table:table-cell>
          <table:table-cell/>
          <table:table-cell table:formula="of:=ABS([.B5])^2" office:value-type="float" office:value="0" calcext:value-type="float">
            <text:p>0</text:p>
          </table:table-cell>
          <table:table-cell table:formula="of:=ABS([.C5])^2" office:value-type="float" office:value="0" calcext:value-type="float">
            <text:p>0</text:p>
          </table:table-cell>
          <table:table-cell table:formula="of:=ABS([.D5])^2" office:value-type="float" office:value="0.008799190416" calcext:value-type="float">
            <text:p>0.0087991904</text:p>
          </table:table-cell>
          <table:table-cell/>
          <table:table-cell table:formula="of:=ABS([.B5])" office:value-type="float" office:value="0" calcext:value-type="float">
            <text:p>0</text:p>
          </table:table-cell>
          <table:table-cell table:formula="of:=ABS([.C5])" office:value-type="float" office:value="0" calcext:value-type="float">
            <text:p>0</text:p>
          </table:table-cell>
          <table:table-cell table:formula="of:=ABS([.D5])" office:value-type="float" office:value="0.093804" calcext:value-type="float">
            <text:p>0.093804</text:p>
          </table:table-cell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88506" calcext:value-type="float">
            <text:p>0.088506</text:p>
          </table:table-cell>
          <table:table-cell/>
          <table:table-cell table:formula="of:=[.B6]/[.B$11]" office:value-type="float" office:value="1.01709525543122" calcext:value-type="float">
            <text:p>1.0170952554</text:p>
          </table:table-cell>
          <table:table-cell table:formula="of:=[.C6]/[.C$11]" office:value-type="float" office:value="0" calcext:value-type="float">
            <text:p>0</text:p>
          </table:table-cell>
          <table:table-cell table:formula="of:=[.D6]/[.D$11]" office:value-type="float" office:value="32.8170024113523" calcext:value-type="float">
            <text:p>32.8170024114</text:p>
          </table:table-cell>
          <table:table-cell/>
          <table:table-cell table:formula="of:=ABS([.B6])^2" office:value-type="float" office:value="1" calcext:value-type="float">
            <text:p>1</text:p>
          </table:table-cell>
          <table:table-cell table:formula="of:=ABS([.C6])^2" office:value-type="float" office:value="0" calcext:value-type="float">
            <text:p>0</text:p>
          </table:table-cell>
          <table:table-cell table:formula="of:=ABS([.D6])^2" office:value-type="float" office:value="0.007833312036" calcext:value-type="float">
            <text:p>0.007833312</text:p>
          </table:table-cell>
          <table:table-cell/>
          <table:table-cell table:formula="of:=ABS([.B6])" office:value-type="float" office:value="1" calcext:value-type="float">
            <text:p>1</text:p>
          </table:table-cell>
          <table:table-cell table:formula="of:=ABS([.C6])" office:value-type="float" office:value="0" calcext:value-type="float">
            <text:p>0</text:p>
          </table:table-cell>
          <table:table-cell table:formula="of:=ABS([.D6])" office:value-type="float" office:value="0.088506" calcext:value-type="float">
            <text:p>0.088506</text:p>
          </table:table-cell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89067" calcext:value-type="float">
            <text:p>0.089067</text:p>
          </table:table-cell>
          <table:table-cell/>
          <table:table-cell table:formula="of:=[.B7]/[.B$11]" office:value-type="float" office:value="1.01709525543122" calcext:value-type="float">
            <text:p>1.0170952554</text:p>
          </table:table-cell>
          <table:table-cell table:formula="of:=[.C7]/[.C$11]" office:value-type="float" office:value="0.000096067173658685" calcext:value-type="float">
            <text:p>9.6067173658685E-05</text:p>
          </table:table-cell>
          <table:table-cell table:formula="of:=[.D7]/[.D$11]" office:value-type="float" office:value="33.0250147308873" calcext:value-type="float">
            <text:p>33.0250147309</text:p>
          </table:table-cell>
          <table:table-cell/>
          <table:table-cell table:formula="of:=ABS([.B7])^2" office:value-type="float" office:value="1" calcext:value-type="float">
            <text:p>1</text:p>
          </table:table-cell>
          <table:table-cell table:formula="of:=ABS([.C7])^2" office:value-type="float" office:value="0.0001" calcext:value-type="float">
            <text:p>0.0001</text:p>
          </table:table-cell>
          <table:table-cell table:formula="of:=ABS([.D7])^2" office:value-type="float" office:value="0.007932930489" calcext:value-type="float">
            <text:p>0.0079329305</text:p>
          </table:table-cell>
          <table:table-cell/>
          <table:table-cell table:formula="of:=ABS([.B7])" office:value-type="float" office:value="1" calcext:value-type="float">
            <text:p>1</text:p>
          </table:table-cell>
          <table:table-cell table:formula="of:=ABS([.C7])" office:value-type="float" office:value="0.01" calcext:value-type="float">
            <text:p>0.01</text:p>
          </table:table-cell>
          <table:table-cell table:formula="of:=ABS([.D7])" office:value-type="float" office:value="0.089067" calcext:value-type="float">
            <text:p>0.089067</text:p>
          </table:table-cell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.094106" calcext:value-type="float">
            <text:p>0.094106</text:p>
          </table:table-cell>
          <table:table-cell/>
          <table:table-cell table:formula="of:=[.B8]/[.B$11]" office:value-type="float" office:value="1.01709525543122" calcext:value-type="float">
            <text:p>1.0170952554</text:p>
          </table:table-cell>
          <table:table-cell table:formula="of:=[.C8]/[.C$11]" office:value-type="float" office:value="1.29690684439225" calcext:value-type="float">
            <text:p>1.2969068444</text:p>
          </table:table-cell>
          <table:table-cell table:formula="of:=[.D8]/[.D$11]" office:value-type="float" office:value="34.893417722219" calcext:value-type="float">
            <text:p>34.8934177222</text:p>
          </table:table-cell>
          <table:table-cell/>
          <table:table-cell table:formula="of:=ABS([.B8])^2" office:value-type="float" office:value="1" calcext:value-type="float">
            <text:p>1</text:p>
          </table:table-cell>
          <table:table-cell table:formula="of:=ABS([.C8])^2" office:value-type="float" office:value="18225" calcext:value-type="float">
            <text:p>18225</text:p>
          </table:table-cell>
          <table:table-cell table:formula="of:=ABS([.D8])^2" office:value-type="float" office:value="0.008855939236" calcext:value-type="float">
            <text:p>0.0088559392</text:p>
          </table:table-cell>
          <table:table-cell/>
          <table:table-cell table:formula="of:=ABS([.B8])" office:value-type="float" office:value="1" calcext:value-type="float">
            <text:p>1</text:p>
          </table:table-cell>
          <table:table-cell table:formula="of:=ABS([.C8])" office:value-type="float" office:value="135" calcext:value-type="float">
            <text:p>135</text:p>
          </table:table-cell>
          <table:table-cell table:formula="of:=ABS([.D8])" office:value-type="float" office:value="0.094106" calcext:value-type="float">
            <text:p>0.094106</text:p>
          </table:table-cell>
        </table:table-row>
        <table:table-row table:style-name="ro2">
          <table:table-cell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.09438" calcext:value-type="float">
            <text:p>0.09438</text:p>
          </table:table-cell>
          <table:table-cell/>
          <table:table-cell table:formula="of:=[.B9]/[.B$11]" office:value-type="float" office:value="-1.01709525543122" calcext:value-type="float">
            <text:p>-1.0170952554</text:p>
          </table:table-cell>
          <table:table-cell table:formula="of:=[.C9]/[.C$11]" office:value-type="float" office:value="1.18162623600183" calcext:value-type="float">
            <text:p>1.181626236</text:p>
          </table:table-cell>
          <table:table-cell table:formula="of:=[.D9]/[.D$11]" office:value-type="float" office:value="34.9950137570721" calcext:value-type="float">
            <text:p>34.9950137571</text:p>
          </table:table-cell>
          <table:table-cell/>
          <table:table-cell table:formula="of:=ABS([.B9])^2" office:value-type="float" office:value="1" calcext:value-type="float">
            <text:p>1</text:p>
          </table:table-cell>
          <table:table-cell table:formula="of:=ABS([.C9])^2" office:value-type="float" office:value="15129" calcext:value-type="float">
            <text:p>15129</text:p>
          </table:table-cell>
          <table:table-cell table:formula="of:=ABS([.D9])^2" office:value-type="float" office:value="0.0089075844" calcext:value-type="float">
            <text:p>0.0089075844</text:p>
          </table:table-cell>
          <table:table-cell/>
          <table:table-cell table:formula="of:=ABS([.B9])" office:value-type="float" office:value="1" calcext:value-type="float">
            <text:p>1</text:p>
          </table:table-cell>
          <table:table-cell table:formula="of:=ABS([.C9])" office:value-type="float" office:value="123" calcext:value-type="float">
            <text:p>123</text:p>
          </table:table-cell>
          <table:table-cell table:formula="of:=ABS([.D9])" office:value-type="float" office:value="0.09438" calcext:value-type="float">
            <text:p>0.09438</text:p>
          </table:table-cell>
        </table:table-row>
        <table:table-row table:style-name="ro2">
          <table:table-cell table:number-columns-repeated="16"/>
        </table:table-row>
        <table:table-row table:style-name="ro1">
          <table:table-cell table:style-name="ce1" office:value-type="string" calcext:value-type="string">
            <text:p>stddev</text:p>
          </table:table-cell>
          <table:table-cell table:formula="of:=STDEV([.B4:.B9])" office:value-type="float" office:value="0.983192080250175" calcext:value-type="float">
            <text:p>0.9831920803</text:p>
          </table:table-cell>
          <table:table-cell table:formula="of:=STDEV([.C4:.C9])" office:value-type="float" office:value="104.093829548153" calcext:value-type="float">
            <text:p>104.0938295482</text:p>
          </table:table-cell>
          <table:table-cell table:formula="of:=STDEV([.D4:.D9])" office:value-type="float" office:value="0.00269695564788646" calcext:value-type="float">
            <text:p>0.002696955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formula="of:=AVERAGE([.B4:.B9])" office:value-type="float" office:value="0.166666666666667" calcext:value-type="float">
            <text:p>0.1666666667</text:p>
          </table:table-cell>
          <table:table-cell table:formula="of:=AVERAGE([.C4:.C9])" office:value-type="float" office:value="85.335" calcext:value-type="float">
            <text:p>85.335</text:p>
          </table:table-cell>
          <table:table-cell table:formula="of:=AVERAGE([.D4:.D9])" office:value-type="float" office:value="0.0922438333333333" calcext:value-type="float">
            <text:p>0.092243833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L1 norm</text:p>
          </table:table-cell>
          <table:table-cell table:formula="of:=SQRT(SUM([.N$4:.N$9]))" office:value-type="float" office:value="2.23606797749979" calcext:value-type="float">
            <text:p>2.2360679775</text:p>
          </table:table-cell>
          <table:table-cell table:formula="of:=SQRT(SUM([.O$4:.O$9]))" office:value-type="float" office:value="22.6276379677597" calcext:value-type="float">
            <text:p>22.6276379678</text:p>
          </table:table-cell>
          <table:table-cell table:formula="of:=SQRT(SUM([.P$4:.P$9]))" office:value-type="float" office:value="0.743950939242636" calcext:value-type="float">
            <text:p>0.743950939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L2 norm</text:p>
          </table:table-cell>
          <table:table-cell table:formula="of:=SQRT(SUM([.J$4:.J$9]))" office:value-type="float" office:value="2.23606797749979" calcext:value-type="float">
            <text:p>2.2360679775</text:p>
          </table:table-cell>
          <table:table-cell table:formula="of:=SQRT(SUM([.K$4:.K$9]))" office:value-type="float" office:value="312.841813221954" calcext:value-type="float">
            <text:p>312.841813222</text:p>
          </table:table-cell>
          <table:table-cell table:formula="of:=SQRT(SUM([.L$4:.L$9]))" office:value-type="float" office:value="0.226030786790207" calcext:value-type="float">
            <text:p>0.2260307868</text:p>
          </table:table-cell>
          <table:table-cell/>
          <table:table-cell table:style-name="ce4" office:value-type="string" calcext:value-type="string">
            <text:p>l2 norm</text:p>
          </table:table-cell>
          <table:table-cell table:style-name="ce5" table:number-columns-repeated="3"/>
          <table:table-cell table:style-name="ce4" office:value-type="string" calcext:value-type="string">
            <text:p>l1 norm</text:p>
          </table:table-cell>
          <table:table-cell table:style-name="ce5" table:number-columns-repeated="3"/>
          <table:table-cell table:style-name="ce4" office:value-type="string" calcext:value-type="string">
            <text:p>standardisation</text:p>
          </table:table-cell>
          <table:table-cell table:style-name="ce5" table:number-columns-repeated="2"/>
        </table:table-row>
        <table:table-row table:style-name="ro2">
          <table:table-cell table:number-columns-repeated="5"/>
          <table:table-cell table:style-name="ce5" table:formula="of:=[.B4]/[.B$14]" office:value-type="float" office:value="-0.447213595499958" calcext:value-type="float">
            <text:p>-0.4472135955</text:p>
          </table:table-cell>
          <table:table-cell table:style-name="ce5" table:formula="of:=[.C4]/[.C$14]" office:value-type="float" office:value="0.811911928856495" calcext:value-type="float">
            <text:p>0.8119119289</text:p>
          </table:table-cell>
          <table:table-cell table:style-name="ce5" table:formula="of:=[.D4]/[.D$14]" office:value-type="float" office:value="0.414102880979996" calcext:value-type="float">
            <text:p>0.414102881</text:p>
          </table:table-cell>
          <table:table-cell table:style-name="ce5"/>
          <table:table-cell table:style-name="ce5" table:formula="of:=[.B4]/[.B$13]" office:value-type="float" office:value="-0.447213595499958" calcext:value-type="float">
            <text:p>-0.4472135955</text:p>
          </table:table-cell>
          <table:table-cell table:style-name="ce5" table:formula="of:=[.C4]/[.C$13]" office:value-type="float" office:value="11.2252105306751" calcext:value-type="float">
            <text:p>11.2252105307</text:p>
          </table:table-cell>
          <table:table-cell table:style-name="ce5" table:formula="of:=[.D4]/[.D$13]" office:value-type="float" office:value="0.125814748073694" calcext:value-type="float">
            <text:p>0.1258147481</text:p>
          </table:table-cell>
          <table:table-cell table:style-name="ce5"/>
          <table:table-cell table:style-name="ce5" table:formula="of:=([.B4]-[.B$12])/[.B$11]" office:value-type="float" office:value="-1.18661113133642" calcext:value-type="float">
            <text:p>-1.1866111313</text:p>
          </table:table-cell>
          <table:table-cell table:style-name="ce5" table:formula="of:=([.C4]-[.C$12])/[.C$11]" office:value-type="float" office:value="1.62031698451421" calcext:value-type="float">
            <text:p>1.6203169845</text:p>
          </table:table-cell>
          <table:table-cell table:style-name="ce5" table:formula="of:=([.D4]-[.D$12])/[.D$11]" office:value-type="float" office:value="0.502850934063174" calcext:value-type="float">
            <text:p>0.5028509341</text:p>
          </table:table-cell>
        </table:table-row>
        <table:table-row table:style-name="ro2">
          <table:table-cell table:number-columns-repeated="5"/>
          <table:table-cell table:style-name="ce5" table:formula="of:=[.B5]/[.B$14]" office:value-type="float" office:value="0" calcext:value-type="float">
            <text:p>0</text:p>
          </table:table-cell>
          <table:table-cell table:style-name="ce5" table:formula="of:=[.C5]/[.C$14]" office:value-type="float" office:value="0" calcext:value-type="float">
            <text:p>0</text:p>
          </table:table-cell>
          <table:table-cell table:style-name="ce5" table:formula="of:=[.D5]/[.D$14]" office:value-type="float" office:value="0.415005412900081" calcext:value-type="float">
            <text:p>0.4150054129</text:p>
          </table:table-cell>
          <table:table-cell table:style-name="ce5"/>
          <table:table-cell table:style-name="ce5" table:formula="of:=[.B5]/[.B$13]" office:value-type="float" office:value="0" calcext:value-type="float">
            <text:p>0</text:p>
          </table:table-cell>
          <table:table-cell table:style-name="ce5" table:formula="of:=[.C5]/[.C$13]" office:value-type="float" office:value="0" calcext:value-type="float">
            <text:p>0</text:p>
          </table:table-cell>
          <table:table-cell table:style-name="ce5" table:formula="of:=[.D5]/[.D$13]" office:value-type="float" office:value="0.126088959704111" calcext:value-type="float">
            <text:p>0.1260889597</text:p>
          </table:table-cell>
          <table:table-cell table:style-name="ce5"/>
          <table:table-cell table:style-name="ce5" table:formula="of:=([.B5]-[.B$12])/[.B$11]" office:value-type="float" office:value="-0.169515875905203" calcext:value-type="float">
            <text:p>-0.1695158759</text:p>
          </table:table-cell>
          <table:table-cell table:style-name="ce5" table:formula="of:=([.C5]-[.C$12])/[.C$11]" office:value-type="float" office:value="-0.819789226416388" calcext:value-type="float">
            <text:p>-0.8197892264</text:p>
          </table:table-cell>
          <table:table-cell table:style-name="ce5" table:formula="of:=([.D5]-[.D$12])/[.D$11]" office:value-type="float" office:value="0.578491777530461" calcext:value-type="float">
            <text:p>0.5784917775</text:p>
          </table:table-cell>
        </table:table-row>
        <table:table-row table:style-name="ro2">
          <table:table-cell table:number-columns-repeated="5"/>
          <table:table-cell table:style-name="ce5" table:formula="of:=[.B6]/[.B$14]" office:value-type="float" office:value="0.447213595499958" calcext:value-type="float">
            <text:p>0.4472135955</text:p>
          </table:table-cell>
          <table:table-cell table:style-name="ce5" table:formula="of:=[.C6]/[.C$14]" office:value-type="float" office:value="0" calcext:value-type="float">
            <text:p>0</text:p>
          </table:table-cell>
          <table:table-cell table:style-name="ce5" table:formula="of:=[.D6]/[.D$14]" office:value-type="float" office:value="0.391566128034354" calcext:value-type="float">
            <text:p>0.391566128</text:p>
          </table:table-cell>
          <table:table-cell table:style-name="ce5"/>
          <table:table-cell table:style-name="ce5" table:formula="of:=[.B6]/[.B$13]" office:value-type="float" office:value="0.447213595499958" calcext:value-type="float">
            <text:p>0.4472135955</text:p>
          </table:table-cell>
          <table:table-cell table:style-name="ce5" table:formula="of:=[.C6]/[.C$13]" office:value-type="float" office:value="0" calcext:value-type="float">
            <text:p>0</text:p>
          </table:table-cell>
          <table:table-cell table:style-name="ce5" table:formula="of:=[.D6]/[.D$13]" office:value-type="float" office:value="0.118967522361221" calcext:value-type="float">
            <text:p>0.1189675224</text:p>
          </table:table-cell>
          <table:table-cell table:style-name="ce5"/>
          <table:table-cell table:style-name="ce5" table:formula="of:=([.B6]-[.B$12])/[.B$11]" office:value-type="float" office:value="0.847579379526013" calcext:value-type="float">
            <text:p>0.8475793795</text:p>
          </table:table-cell>
          <table:table-cell table:style-name="ce5" table:formula="of:=([.C6]-[.C$12])/[.C$11]" office:value-type="float" office:value="-0.819789226416388" calcext:value-type="float">
            <text:p>-0.8197892264</text:p>
          </table:table-cell>
          <table:table-cell table:style-name="ce5" table:formula="of:=([.D6]-[.D$12])/[.D$11]" office:value-type="float" office:value="-1.38594542192883" calcext:value-type="float">
            <text:p>-1.3859454219</text:p>
          </table:table-cell>
        </table:table-row>
        <table:table-row table:style-name="ro2">
          <table:table-cell table:number-columns-repeated="5"/>
          <table:table-cell table:style-name="ce5" table:formula="of:=[.B7]/[.B$14]" office:value-type="float" office:value="0.447213595499958" calcext:value-type="float">
            <text:p>0.4472135955</text:p>
          </table:table-cell>
          <table:table-cell table:style-name="ce5" table:formula="of:=[.C7]/[.C$14]" office:value-type="float" office:value="0.0000319650365691533" calcext:value-type="float">
            <text:p>0.000031965</text:p>
          </table:table-cell>
          <table:table-cell table:style-name="ce5" table:formula="of:=[.D7]/[.D$14]" office:value-type="float" office:value="0.394048090814587" calcext:value-type="float">
            <text:p>0.3940480908</text:p>
          </table:table-cell>
          <table:table-cell table:style-name="ce5"/>
          <table:table-cell table:style-name="ce5" table:formula="of:=[.B7]/[.B$13]" office:value-type="float" office:value="0.447213595499958" calcext:value-type="float">
            <text:p>0.4472135955</text:p>
          </table:table-cell>
          <table:table-cell table:style-name="ce5" table:formula="of:=[.C7]/[.C$13]" office:value-type="float" office:value="0.000441937422467524" calcext:value-type="float">
            <text:p>0.0004419374</text:p>
          </table:table-cell>
          <table:table-cell table:style-name="ce5" table:formula="of:=[.D7]/[.D$13]" office:value-type="float" office:value="0.119721604344868" calcext:value-type="float">
            <text:p>0.1197216043</text:p>
          </table:table-cell>
          <table:table-cell table:style-name="ce5"/>
          <table:table-cell table:style-name="ce5" table:formula="of:=([.B7]-[.B$12])/[.B$11]" office:value-type="float" office:value="0.847579379526013" calcext:value-type="float">
            <text:p>0.8475793795</text:p>
          </table:table-cell>
          <table:table-cell table:style-name="ce5" table:formula="of:=([.C7]-[.C$12])/[.C$11]" office:value-type="float" office:value="-0.819693159242729" calcext:value-type="float">
            <text:p>-0.8196931592</text:p>
          </table:table-cell>
          <table:table-cell table:style-name="ce5" table:formula="of:=([.D7]-[.D$12])/[.D$11]" office:value-type="float" office:value="-1.17793310239379" calcext:value-type="float">
            <text:p>-1.1779331024</text:p>
          </table:table-cell>
        </table:table-row>
        <table:table-row table:style-name="ro2">
          <table:table-cell table:number-columns-repeated="5"/>
          <table:table-cell table:style-name="ce5" table:formula="of:=[.B8]/[.B$14]" office:value-type="float" office:value="0.447213595499958" calcext:value-type="float">
            <text:p>0.4472135955</text:p>
          </table:table-cell>
          <table:table-cell table:style-name="ce5" table:formula="of:=[.C8]/[.C$14]" office:value-type="float" office:value="0.43152799368357" calcext:value-type="float">
            <text:p>0.4315279937</text:p>
          </table:table-cell>
          <table:table-cell table:style-name="ce5" table:formula="of:=[.D8]/[.D$14]" office:value-type="float" office:value="0.416341514075892" calcext:value-type="float">
            <text:p>0.4163415141</text:p>
          </table:table-cell>
          <table:table-cell table:style-name="ce5"/>
          <table:table-cell table:style-name="ce5" table:formula="of:=[.B8]/[.B$13]" office:value-type="float" office:value="0.447213595499958" calcext:value-type="float">
            <text:p>0.4472135955</text:p>
          </table:table-cell>
          <table:table-cell table:style-name="ce5" table:formula="of:=[.C8]/[.C$13]" office:value-type="float" office:value="5.96615520331157" calcext:value-type="float">
            <text:p>5.9661552033</text:p>
          </table:table-cell>
          <table:table-cell table:style-name="ce5" table:formula="of:=[.D8]/[.D$13]" office:value-type="float" office:value="0.126494900451101" calcext:value-type="float">
            <text:p>0.1264949005</text:p>
          </table:table-cell>
          <table:table-cell table:style-name="ce5"/>
          <table:table-cell table:style-name="ce5" table:formula="of:=([.B8]-[.B$12])/[.B$11]" office:value-type="float" office:value="0.847579379526013" calcext:value-type="float">
            <text:p>0.8475793795</text:p>
          </table:table-cell>
          <table:table-cell table:style-name="ce5" table:formula="of:=([.C8]-[.C$12])/[.C$11]" office:value-type="float" office:value="0.477117617975859" calcext:value-type="float">
            <text:p>0.477117618</text:p>
          </table:table-cell>
          <table:table-cell table:style-name="ce5" table:formula="of:=([.D8]-[.D$12])/[.D$11]" office:value-type="float" office:value="0.690469888937917" calcext:value-type="float">
            <text:p>0.6904698889</text:p>
          </table:table-cell>
        </table:table-row>
        <table:table-row table:style-name="ro2">
          <table:table-cell table:number-columns-repeated="5"/>
          <table:table-cell table:style-name="ce5" table:formula="of:=[.B9]/[.B$14]" office:value-type="float" office:value="-0.447213595499958" calcext:value-type="float">
            <text:p>-0.4472135955</text:p>
          </table:table-cell>
          <table:table-cell table:style-name="ce5" table:formula="of:=[.C9]/[.C$14]" office:value-type="float" office:value="0.393169949800586" calcext:value-type="float">
            <text:p>0.3931699498</text:p>
          </table:table-cell>
          <table:table-cell table:style-name="ce5" table:formula="of:=[.D9]/[.D$14]" office:value-type="float" office:value="0.417553738321496" calcext:value-type="float">
            <text:p>0.4175537383</text:p>
          </table:table-cell>
          <table:table-cell table:style-name="ce5"/>
          <table:table-cell table:style-name="ce5" table:formula="of:=[.B9]/[.B$13]" office:value-type="float" office:value="-0.447213595499958" calcext:value-type="float">
            <text:p>-0.4472135955</text:p>
          </table:table-cell>
          <table:table-cell table:style-name="ce5" table:formula="of:=[.C9]/[.C$13]" office:value-type="float" office:value="5.43583029635054" calcext:value-type="float">
            <text:p>5.4358302964</text:p>
          </table:table-cell>
          <table:table-cell table:style-name="ce5" table:formula="of:=[.D9]/[.D$13]" office:value-type="float" office:value="0.126863204307641" calcext:value-type="float">
            <text:p>0.1268632043</text:p>
          </table:table-cell>
          <table:table-cell table:style-name="ce5"/>
          <table:table-cell table:style-name="ce5" table:formula="of:=([.B9]-[.B$12])/[.B$11]" office:value-type="float" office:value="-1.18661113133642" calcext:value-type="float">
            <text:p>-1.1866111313</text:p>
          </table:table-cell>
          <table:table-cell table:style-name="ce5" table:formula="of:=([.C9]-[.C$12])/[.C$11]" office:value-type="float" office:value="0.361837009585437" calcext:value-type="float">
            <text:p>0.3618370096</text:p>
          </table:table-cell>
          <table:table-cell table:style-name="ce5" table:formula="of:=([.D9]-[.D$12])/[.D$11]" office:value-type="float" office:value="0.792065923791039" calcext:value-type="float">
            <text:p>0.79206592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15:04:36.401221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3:10:54.947133444</meta:creation-date>
    <dc:date>2018-01-16T15:44:48.784786894</dc:date>
    <meta:editing-duration>PT55M49S</meta:editing-duration>
    <meta:editing-cycles>7</meta:editing-cycles>
    <meta:generator>LibreOffice/5.1.6.2$Linux_X86_64 LibreOffice_project/10m0$Build-2</meta:generator>
    <meta:document-statistic meta:table-count="1" meta:cell-count="149" meta:object-count="0"/>
  </office:meta>
</office:document-meta>
</file>